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efc" officeooo:paragraph-rsid="00014e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7</text:p>
      <text:p text:style-name="P1"/>
      <text:p text:style-name="P1"><text:s text:c="3"/>0x08048e43 &lt;+0&gt;:<text:tab/><text:tab/>push <text:s text:c="2"/>%ebp</text:p>
      <text:p text:style-name="P1"><text:s text:c="3"/>0x08048e44 &lt;+1&gt;:<text:tab/><text:tab/>mov <text:s text:c="3"/>%esp,%ebp</text:p>
      <text:p text:style-name="P1"><text:s text:c="3"/>0x08048e46 &lt;+3&gt;:<text:tab/><text:tab/>push <text:s text:c="2"/>%ebx</text:p>
      <text:p text:style-name="P1"><text:s text:c="3"/>0x08048e47 &lt;+4&gt;:<text:tab/><text:tab/>sub <text:s text:c="3"/>$0x14,%esp</text:p>
      <text:p text:style-name="P1"><text:s text:c="3"/>0x08048e4a &lt;+7&gt;:<text:tab/><text:tab/>mov <text:s text:c="3"/>0x8(%ebp),%edx</text:p>
      <text:p text:style-name="P1"><text:s text:c="3"/>0x08048e4d &lt;+10&gt;:<text:tab/>mov <text:s text:c="3"/>0xc(%ebp),%ecx</text:p>
      <text:p text:style-name="P1"><text:s text:c="3"/>0x08048e50 &lt;+13&gt;:<text:tab/>test <text:s text:c="2"/>%edx,%edx</text:p>
      <text:p text:style-name="P1"><text:s text:c="3"/>0x08048e52 &lt;+15&gt;:<text:tab/>je <text:s text:c="4"/>0x8048e8b &lt;fun7+72&gt;</text:p>
      <text:p text:style-name="P1"><text:s text:c="3"/>0x08048e54 &lt;+17&gt;:<text:tab/>mov <text:s text:c="3"/>(%edx),%ebx</text:p>
      <text:p text:style-name="P1"><text:s text:c="3"/>0x08048e56 &lt;+19&gt;:<text:tab/>cmp <text:s text:c="3"/>%ecx,%ebx</text:p>
      <text:p text:style-name="P1"><text:s text:c="3"/>0x08048e58 &lt;+21&gt;:<text:tab/>jle <text:s text:c="3"/>0x8048e6d &lt;fun7+42&gt;</text:p>
      <text:p text:style-name="P1"><text:s text:c="3"/>0x08048e5a &lt;+23&gt;:<text:tab/><text:tab/>mov <text:s text:c="3"/>%ecx,0x4(%esp)</text:p>
      <text:p text:style-name="P1"><text:s text:c="3"/>0x08048e5e &lt;+27&gt;:<text:tab/><text:tab/>mov <text:s text:c="3"/>0x4(%edx),%eax</text:p>
      <text:p text:style-name="P1"><text:s text:c="3"/>0x08048e61 &lt;+30&gt;:<text:tab/>mov <text:s text:c="3"/>%eax,(%esp)</text:p>
      <text:p text:style-name="P1"><text:s text:c="3"/>0x08048e64 &lt;+33&gt;:<text:tab/>call <text:s text:c="2"/>0x8048e43 &lt;fun7&gt;</text:p>
      <text:p text:style-name="P1"><text:s text:c="3"/>0x08048e69 &lt;+38&gt;:<text:tab/>add <text:s text:c="3"/>%eax,%eax</text:p>
      <text:p text:style-name="P1"><text:s text:c="3"/>0x08048e6b &lt;+40&gt;:<text:tab/>jmp <text:s text:c="3"/>0x8048e90 &lt;fun7+77&gt;</text:p>
      <text:p text:style-name="P1"><text:s text:c="3"/>0x08048e6d &lt;+42&gt;:<text:tab/>mov <text:s text:c="3"/>$0x0,%eax</text:p>
      <text:p text:style-name="P1"><text:s text:c="3"/>0x08048e72 &lt;+47&gt;:<text:tab/>cmp <text:s text:c="3"/>%ecx,%ebx</text:p>
      <text:p text:style-name="P1"><text:s text:c="3"/>0x08048e74 &lt;+49&gt;:<text:tab/>je <text:s text:c="4"/>0x8048e90 &lt;fun7+77&gt;</text:p>
      <text:p text:style-name="P1"><text:s text:c="3"/>0x08048e76 &lt;+51&gt;:<text:tab/>mov <text:s text:c="3"/>%ecx,0x4(%esp)</text:p>
      <text:p text:style-name="P1"><text:s text:c="3"/>0x08048e7a &lt;+55&gt;:<text:tab/><text:tab/>mov <text:s text:c="3"/>0x8(%edx),%eax</text:p>
      <text:p text:style-name="P1">---Type &lt;return&gt; to continue, or q &lt;return&gt; to quit---c</text:p>
      <text:p text:style-name="P1"><text:s text:c="3"/>0x08048e7d &lt;+58&gt;:<text:tab/>mov <text:s text:c="3"/>%eax,(%esp)</text:p>
      <text:p text:style-name="P1"><text:s text:c="3"/>0x08048e80 &lt;+61&gt;:<text:tab/>call <text:s text:c="2"/>0x8048e43 &lt;fun7&gt;</text:p>
      <text:p text:style-name="P1"><text:s text:c="3"/>0x08048e85 &lt;+66&gt;:<text:tab/>lea <text:s text:c="3"/>0x1(%eax,%eax,1),%eax</text:p>
      <text:p text:style-name="P1"><text:s text:c="3"/>0x08048e89 &lt;+70&gt;:<text:tab/>jmp <text:s text:c="3"/>0x8048e90 &lt;fun7+77&gt;</text:p>
      <text:p text:style-name="P1"><text:s text:c="3"/>0x08048e8b &lt;+72&gt;:<text:tab/>mov <text:s text:c="3"/>$0xffffffff,%eax</text:p>
      <text:p text:style-name="P1"><text:s text:c="3"/>0x08048e90 &lt;+77&gt;:<text:tab/>add <text:s text:c="3"/>$0x14,%esp</text:p>
      <text:p text:style-name="P1"><text:s text:c="3"/>0x08048e93 &lt;+80&gt;:<text:tab/>pop <text:s text:c="3"/>%ebx</text:p>
      <text:p text:style-name="P1"><text:s text:c="3"/>0x08048e94 &lt;+81&gt;:<text:tab/>pop <text:s text:c="3"/>%ebp</text:p>
      <text:p text:style-name="P1"><text:s text:c="3"/>0x08048e95 &lt;+82&gt;:<text:tab/>ret <text:s text:c="3"/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un4</text:p>
      <text:p text:style-name="P1"/>
      <text:p text:style-name="P1">0x08048c7f &lt;+0&gt;:<text:tab/><text:tab/>push <text:s text:c="2"/>%ebp</text:p>
      <text:p text:style-name="P1"><text:s text:c="3"/>0x08048c80 &lt;+1&gt;:<text:tab/><text:tab/>mov <text:s text:c="3"/>%esp,%ebp</text:p>
      <text:p text:style-name="P1"><text:s text:c="3"/>0x08048c82 &lt;+3&gt;:<text:tab/><text:tab/>sub <text:s text:c="3"/>$0x18,%esp</text:p>
      <text:p text:style-name="P1"><text:s text:c="3"/>0x08048c85 &lt;+6&gt;:<text:tab/><text:tab/>mov <text:s text:c="3"/>0x8(%ebp),%edx</text:p>
      <text:p text:style-name="P1"><text:s text:c="3"/>0x08048c88 &lt;+9&gt;:<text:tab/><text:tab/>mov <text:s text:c="3"/>0xc(%ebp),%eax</text:p>
      <text:p text:style-name="P1"><text:s text:c="3"/>0x08048c8b &lt;+12&gt;:<text:tab/>mov <text:s text:c="3"/>0x10(%ebp),%ecx</text:p>
      <text:p text:style-name="P1"><text:s text:c="3"/>0x08048c8e &lt;+15&gt;:<text:tab/><text:tab/>sub <text:s text:c="3"/>%eax,%ecx</text:p>
      <text:p text:style-name="P1"><text:s text:c="3"/>0x08048c90 &lt;+17&gt;:<text:tab/>shr <text:s text:c="3"/>%ecx</text:p>
      <text:p text:style-name="P1"><text:s text:c="3"/>0x08048c92 &lt;+19&gt;:<text:tab/>add <text:s text:c="3"/>%eax,%ecx</text:p>
      <text:p text:style-name="P1"><text:s text:c="3"/>0x08048c94 &lt;+21&gt;:<text:tab/>cmp <text:s text:c="3"/>%edx,%ecx</text:p>
      <text:p text:style-name="P1"><text:s text:c="3"/>0x08048c96 &lt;+23&gt;:<text:tab/>jbe <text:s text:c="3"/>0x8048cad &lt;func4+46&gt;</text:p>
      <text:p text:style-name="P1"><text:s text:c="3"/>0x08048c98 &lt;+25&gt;:<text:tab/>dec <text:s text:c="3"/>%ecx</text:p>
      <text:p text:style-name="P1"><text:s text:c="3"/>0x08048c99 &lt;+26&gt;:<text:tab/>mov <text:s text:c="3"/>%ecx,0x8(%esp)</text:p>
      <text:p text:style-name="P1"><text:s text:c="3"/>0x08048c9d &lt;+30&gt;:<text:tab/>mov <text:s text:c="3"/>%eax,0x4(%esp)</text:p>
      <text:p text:style-name="P1"><text:s text:c="3"/>0x08048ca1 &lt;+34&gt;:<text:tab/><text:tab/>mov <text:s text:c="3"/>%edx,(%esp)</text:p>
      <text:p text:style-name="P1"><text:s text:c="3"/>0x08048ca4 &lt;+37&gt;:<text:tab/><text:tab/>call <text:s text:c="2"/>0x8048c7f &lt;func4&gt;</text:p>
      <text:p text:style-name="P1"><text:s text:c="3"/>0x08048ca9 &lt;+42&gt;:<text:tab/><text:tab/>add <text:s text:c="3"/>%eax,%eax</text:p>
      <text:p text:style-name="P1"><text:s text:c="3"/>0x08048cab &lt;+44&gt;:<text:tab/><text:tab/>jmp <text:s text:c="3"/>0x8048cce &lt;func4+79&gt;</text:p>
      <text:p text:style-name="P1"><text:s text:c="3"/>0x08048cad &lt;+46&gt;:<text:tab/><text:tab/>mov <text:s text:c="3"/>$0x0,%eax</text:p>
      <text:p text:style-name="P1"><text:s text:c="3"/>0x08048cb2 &lt;+51&gt;:<text:tab/>cmp <text:s text:c="3"/>%edx,%ecx</text:p>
      <text:p text:style-name="P1"><text:s text:c="3"/>0x08048cb4 &lt;+53&gt;:<text:tab/>jae <text:s text:c="3"/>0x8048cce &lt;func4+79&gt;</text:p>
      <text:p text:style-name="P1"><text:s text:c="3"/>0x08048cb6 &lt;+55&gt;:<text:tab/>mov <text:s text:c="3"/>0x10(%ebp),%eax</text:p>
      <text:p text:style-name="P1">---Type &lt;return&gt; to continue, or q &lt;return&gt; to quit---c</text:p>
      <text:p text:style-name="P1"><text:s text:c="3"/>0x08048cb9 &lt;+58&gt;:<text:tab/>mov <text:s text:c="3"/>%eax,0x8(%esp)</text:p>
      <text:p text:style-name="P1"><text:s text:c="3"/>0x08048cbd &lt;+62&gt;:<text:tab/>inc <text:s text:c="3"/>%ecx</text:p>
      <text:p text:style-name="P1"><text:s text:c="3"/>0x08048cbe &lt;+63&gt;:<text:tab/><text:tab/>mov <text:s text:c="3"/>%ecx,0x4(%esp)</text:p>
      <text:p text:style-name="P1"><text:s text:c="3"/>0x08048cc2 &lt;+67&gt;:<text:tab/><text:tab/>mov <text:s text:c="3"/>%edx,(%esp)</text:p>
      <text:p text:style-name="P1"><text:s text:c="3"/>0x08048cc5 &lt;+70&gt;:<text:tab/><text:tab/>call <text:s text:c="2"/>0x8048c7f &lt;func4&gt;</text:p>
      <text:p text:style-name="P1"><text:s text:c="3"/>0x08048cca &lt;+75&gt;:<text:tab/><text:tab/>lea <text:s text:c="3"/>0x1(%eax,%eax,1),%eax</text:p>
      <text:p text:style-name="P1"><text:s text:c="3"/>0x08048cce &lt;+79&gt;:<text:tab/><text:tab/>leave <text:s/></text:p>
      <text:p text:style-name="P1"><text:s text:c="3"/>0x08048ccf &lt;+80&gt;:<text:tab/><text:tab/>ret <text:s text:c="3"/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0:03:25.460580602</meta:creation-date>
    <dc:date>2015-02-25T20:05:23.861703071</dc:date>
    <meta:editing-duration>P0D</meta:editing-duration>
    <meta:editing-cycles>1</meta:editing-cycles>
    <meta:document-statistic meta:table-count="0" meta:image-count="0" meta:object-count="0" meta:page-count="2" meta:paragraph-count="65" meta:word-count="277" meta:character-count="2612" meta:non-whitespace-character-count="1958"/>
    <meta:generator>LibreOffice/4.2.7.2$Linux_X86_64 LibreOffice_project/420m0$Build-2</meta:generator>
  </office:meta>
</office:document-meta>
</file>